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291in" fo:border-left="none" fo:border-right="none" fo:border-top="none" fo:border-bottom="0.0138in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1">
      <style:paragraph-properties>
        <style:tab-stops>
          <style:tab-stop style:position="0in"/>
          <style:tab-stop style:position="1.1811in"/>
        </style:tab-stops>
      </style:paragraph-properties>
    </style:style>
    <style:style style:name="P13" style:family="paragraph" style:parent-style-name="Contents_20_2">
      <style:paragraph-properties>
        <style:tab-stops>
          <style:tab-stop style:position="0in"/>
        </style:tab-stops>
      </style:paragraph-properties>
    </style:style>
    <style:style style:name="P14" style:family="paragraph" style:parent-style-name="Standard">
      <style:paragraph-properties fo:break-before="page"/>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0.4366in" svg:y="0.1417in" svg:width="3.0118in" svg:height="1.6492in" draw:z-index="1"><draw:image xlink:href="../sogo.png" xlink:type="simple" xlink:show="embed" xlink:actuate="onLoad"/></draw:frame></text:p>
      <text:p text:style-name="P4"/>
      <text:p text:style-name="P4"/>
      <text:p text:style-name="P4"/>
      <text:p text:style-name="P4"/>
      <text:p text:style-name="P8"/>
      <text:p text:style-name="P10">version 1.3.6</text:p>
      <text:p text:style-name="P9">Mozilla Thunderbird Configuration Guide</text:p>
      <text:p text:style-name="P4"/>
      <text:p text:style-name="P18">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6 – February 2011</text:p>
      <text:p text:style-name="Standard"/>
      <text:p text:style-name="Standard"/>
      <text:p text:style-name="P5"><draw:frame draw:style-name="fr2" draw:name="graphics3" text:anchor-type="as-char" svg:y="0in" svg:width="3.4701in" svg:height="0.7409in"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2">Chapter 4<text:tab/>SOGo Integrator Customization <text:s text:c="2"/><text:tab/>6</text:p>
          <text:p text:style-name="P13">Customization <text:s text:c="2"/><text:tab/>6</text:p>
          <text:p text:style-name="P12">Chapter 5<text:tab/>SOGo Update Server <text:s text:c="2"/><text:tab/>8</text:p>
          <text:p text:style-name="P13">Installation <text:s text:c="2"/><text:tab/>8</text:p>
          <text:p text:style-name="P13">Configuration <text:s text:c="2"/><text:tab/>8</text:p>
          <text:p text:style-name="P12">Chapter 6<text:tab/>Additional Information <text:s text:c="2"/><text:tab/>11</text:p>
          <text:p text:style-name="P12">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6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4">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4",</text:p>
      <text:p text:style-name="Code"><text:s text:c="19"/>"filename" =&gt; "sogo-connector-3.104.xpi" ),</text:p>
      <text:p text:style-name="Code"><text:s text:c="9"/>"sogo-integrator@inverse.ca"</text:p>
      <text:p text:style-name="Code"><text:s text:c="9"/>=&gt; array( "application" =&gt; "thunderbird",</text:p>
      <text:p text:style-name="Code"><text:s text:c="19"/>"version" =&gt; "3.104",</text:p>
      <text:p text:style-name="Code"><text:s text:c="19"/>"filename" =&gt; "sogo-integrator-3.104-sogo-demo.xpi" ),</text:p>
      <text:p text:style-name="Code"><text:s text:c="9"/>"{e2fda1a4-762b-4020-b5ad-a41df1933103}"</text:p>
      <text:p text:style-name="Code"><text:s text:c="9"/>=&gt; array( "application" =&gt; "thunderbird",</text:p>
      <text:p text:style-name="Code"><text:s text:c="19"/>"version" =&gt; "1.0b2.104i",</text:p>
      <text:p text:style-name="Code"><text:s text:c="19"/>"filename" =&gt; "lightning-1.0b2.104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lightning-1.0b2-104i.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oft-page-break/><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9-2011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112</meta:editing-cycles>
    <meta:editing-duration>PT24H57M20S</meta:editing-duration>
    <dc:date>2011-02-03T14:11:20</dc:date>
    <dc:creator>Francis Lachapelle</dc:creator>
    <meta:document-statistic meta:table-count="0" meta:image-count="2" meta:object-count="0" meta:page-count="14" meta:paragraph-count="156" meta:word-count="1753" meta:character-count="12616"/>
    <meta:user-defined meta:name="Info 1"/>
    <meta:user-defined meta:name="Info 2"/>
    <meta:user-defined meta:name="Info 3"/>
    <meta:user-defined meta:name="Info 4"/>
  </office:meta>
</office:document-meta>
</file>